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2.912cm" fo:margin-left="2.551cm" table:align="left" fo:keep-with-next="always"/>
    </style:style>
    <style:style style:name="Tabela2.A" style:family="table-column">
      <style:table-column-properties style:column-width="12.912cm"/>
    </style:style>
    <style:style style:name="Tabela2.1" style:family="table-row">
      <style:table-row-properties style:min-row-height="4.789cm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2.912cm" fo:margin-left="2.551cm" table:align="left" fo:keep-with-next="always"/>
    </style:style>
    <style:style style:name="Tabela3.A" style:family="table-column">
      <style:table-column-properties style:column-width="12.912cm"/>
    </style:style>
    <style:style style:name="Tabela3.A1" style:family="table-cell">
      <style:table-cell-properties fo:padding="0.097cm" fo:border="0.05pt solid #000000"/>
    </style:style>
    <style:style style:name="Tabela1" style:family="table">
      <style:table-properties style:width="12.594cm" fo:margin-left="2.604cm" table:align="left" fo:keep-with-next="always"/>
    </style:style>
    <style:style style:name="Tabela1.A" style:family="table-column">
      <style:table-column-properties style:column-width="12.594cm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2.594cm" fo:margin-left="2.577cm" table:align="left" fo:keep-with-next="always"/>
    </style:style>
    <style:style style:name="Tabela4.A" style:family="table-column">
      <style:table-column-properties style:column-width="12.594cm"/>
    </style:style>
    <style:style style:name="Tabela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cea6" officeooo:paragraph-rsid="000fcea6"/>
    </style:style>
    <style:style style:name="P2" style:family="paragraph" style:parent-style-name="Standard">
      <style:paragraph-properties fo:text-align="center" style:justify-single-word="false"/>
      <style:text-properties officeooo:rsid="001bcfc6" officeooo:paragraph-rsid="001bcfc6"/>
    </style:style>
    <style:style style:name="P3" style:family="paragraph" style:parent-style-name="Standard">
      <style:text-properties officeooo:paragraph-rsid="000fcea6"/>
    </style:style>
    <style:style style:name="P4" style:family="paragraph" style:parent-style-name="Standard">
      <style:paragraph-properties fo:text-align="center" style:justify-single-word="false"/>
      <style:text-properties fo:font-size="18pt" officeooo:rsid="001bcfc6" officeooo:paragraph-rsid="001bcfc6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officeooo:paragraph-rsid="001bcfc6"/>
    </style:style>
    <style:style style:name="P6" style:family="paragraph" style:parent-style-name="Standard">
      <style:paragraph-properties fo:text-align="center" style:justify-single-word="false"/>
      <style:text-properties officeooo:paragraph-rsid="001f8858"/>
    </style:style>
    <style:style style:name="P7" style:family="paragraph" style:parent-style-name="Standard">
      <style:paragraph-properties fo:text-align="center" style:justify-single-word="false"/>
      <style:text-properties fo:font-size="26pt" officeooo:rsid="001bcfc6" officeooo:paragraph-rsid="001bcfc6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6pt" officeooo:rsid="001bcfc6" officeooo:paragraph-rsid="001cb997" style:font-size-asian="26pt" style:font-size-complex="26pt"/>
    </style:style>
    <style:style style:name="P9" style:family="paragraph" style:parent-style-name="Standard">
      <style:paragraph-properties fo:text-align="center" style:justify-single-word="false"/>
      <style:text-properties fo:font-size="22pt" officeooo:rsid="001cb997" officeooo:paragraph-rsid="001cb997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14pt" officeooo:rsid="001bcfc6" officeooo:paragraph-rsid="001bcfc6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bcfc6" officeooo:paragraph-rsid="001bcfc6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cb997" officeooo:paragraph-rsid="001cb997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officeooo:rsid="001cd7b7" officeooo:paragraph-rsid="001cd7b7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1cd7b7" style:font-size-asian="14pt" style:font-size-complex="14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2349b8" style:font-size-asian="14pt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5f25b0" style:font-size-asian="14pt" style:font-size-complex="14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4pt" officeooo:rsid="001cd7b7" officeooo:paragraph-rsid="0060d9dc" style:font-size-asian="14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6pt" officeooo:rsid="001cd7b7" officeooo:paragraph-rsid="001cd7b7" style:font-size-asian="16pt" style:font-size-complex="16pt"/>
    </style:style>
    <style:style style:name="P19" style:family="paragraph" style:parent-style-name="Standard">
      <style:text-properties fo:font-size="16pt" officeooo:rsid="000fcea6" officeooo:paragraph-rsid="000fcea6" style:font-size-asian="16pt" style:font-size-complex="16pt"/>
    </style:style>
    <style:style style:name="P20" style:family="paragraph" style:parent-style-name="Standard">
      <style:text-properties fo:font-size="16pt" officeooo:rsid="0011821f" officeooo:paragraph-rsid="0011821f" style:font-size-asian="16pt" style:font-size-complex="16pt"/>
    </style:style>
    <style:style style:name="P21" style:family="paragraph" style:parent-style-name="Standard">
      <style:text-properties fo:font-size="16pt" officeooo:rsid="0011821f" officeooo:paragraph-rsid="00279a02" style:font-size-asian="16pt" style:font-size-complex="16pt"/>
    </style:style>
    <style:style style:name="P22" style:family="paragraph" style:parent-style-name="Standard">
      <style:text-properties fo:font-size="16pt" officeooo:rsid="0011821f" officeooo:paragraph-rsid="0060d9dc" style:font-size-asian="16pt" style:font-size-complex="16pt"/>
    </style:style>
    <style:style style:name="P23" style:family="paragraph" style:parent-style-name="Standard">
      <style:text-properties fo:font-size="16pt" officeooo:rsid="0028063f" officeooo:paragraph-rsid="0028063f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fo:font-size="16pt" officeooo:rsid="0028063f" officeooo:paragraph-rsid="0066e293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officeooo:rsid="0009efac" officeooo:paragraph-rsid="000f673a"/>
    </style:style>
    <style:style style:name="P26" style:family="paragraph" style:parent-style-name="Standard">
      <style:text-properties officeooo:rsid="0009efac" officeooo:paragraph-rsid="0009efac"/>
    </style:style>
    <style:style style:name="P27" style:family="paragraph" style:parent-style-name="Standard">
      <style:text-properties officeooo:rsid="0009efac" officeooo:paragraph-rsid="000f673a"/>
    </style:style>
    <style:style style:name="P28" style:family="paragraph" style:parent-style-name="Standard">
      <style:text-properties officeooo:rsid="0009efac" officeooo:paragraph-rsid="0031f119"/>
    </style:style>
    <style:style style:name="P29" style:family="paragraph" style:parent-style-name="Standard">
      <style:paragraph-properties fo:text-align="start" style:justify-single-word="false"/>
      <style:text-properties officeooo:rsid="0009efac" officeooo:paragraph-rsid="0031f119"/>
    </style:style>
    <style:style style:name="P30" style:family="paragraph" style:parent-style-name="Standard">
      <style:text-properties officeooo:rsid="0009efac" officeooo:paragraph-rsid="000fcea6"/>
    </style:style>
    <style:style style:name="P31" style:family="paragraph" style:parent-style-name="Standard">
      <style:paragraph-properties fo:text-align="center" style:justify-single-word="false"/>
      <style:text-properties fo:font-size="12pt" officeooo:rsid="001cd7b7" officeooo:paragraph-rsid="001cd7b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officeooo:rsid="001e389c" officeooo:paragraph-rsid="001e389c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officeooo:rsid="0066e293" officeooo:paragraph-rsid="0066e293"/>
    </style:style>
    <style:style style:name="P34" style:family="paragraph" style:parent-style-name="Standard">
      <style:text-properties officeooo:rsid="0068bf6e" officeooo:paragraph-rsid="000fcea6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officeooo:rsid="000fcea6" officeooo:paragraph-rsid="000fcea6"/>
    </style:style>
    <style:style style:name="P38" style:family="paragraph" style:parent-style-name="Standard">
      <style:paragraph-properties fo:margin-left="0cm" fo:margin-right="0cm" fo:text-indent="0cm" style:auto-text-indent="false"/>
      <style:text-properties officeooo:paragraph-rsid="00244cd2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5a738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officeooo:rsid="003faf05" officeooo:paragraph-rsid="003faf05" style:font-size-asian="12pt" style:font-size-complex="12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officeooo:rsid="001cd7b7" officeooo:paragraph-rsid="002349b8" style:font-size-asian="10pt" style:font-size-complex="10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000000" fo:font-size="11pt" officeooo:rsid="0012c9ac" officeooo:paragraph-rsid="0031f119" style:font-size-asian="11pt" style:font-size-complex="11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officeooo:rsid="0012c9ac" officeooo:paragraph-rsid="0031f119" style:font-size-asian="10pt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0pt" officeooo:rsid="002f7b90" officeooo:paragraph-rsid="0031f119" style:font-size-asian="10pt" style:font-size-complex="10pt"/>
    </style:style>
    <style:style style:name="P4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6pt" officeooo:rsid="001cd7b7" officeooo:paragraph-rsid="001cd7b7" style:font-size-asian="16pt" style:font-size-complex="16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size="16pt" officeooo:rsid="000fcea6" officeooo:paragraph-rsid="0012c9ac" style:font-size-asian="16pt" style:font-size-complex="16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size="16pt" officeooo:rsid="0012c9ac" officeooo:paragraph-rsid="0012c9ac" style:font-size-asian="16pt" style:font-size-complex="16pt"/>
    </style:style>
    <style:style style:name="P4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4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6pt" officeooo:rsid="0012c9ac" officeooo:paragraph-rsid="00337baf" style:font-size-asian="16pt" style:font-size-complex="16pt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6pt" officeooo:rsid="0012c9ac" officeooo:paragraph-rsid="0044816e" style:font-size-asian="16pt" style:font-size-complex="16pt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6pt" officeooo:rsid="005c4722" officeooo:paragraph-rsid="005c4722" style:font-size-asian="16pt" style:font-size-complex="16pt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officeooo:rsid="000fcea6" officeooo:paragraph-rsid="0012c9ac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2pt" officeooo:rsid="0012c9ac" officeooo:paragraph-rsid="0044816e" style:font-size-asian="12pt" style:font-size-complex="12pt"/>
    </style:style>
    <style:style style:name="P54" style:family="paragraph" style:parent-style-name="Standard">
      <style:paragraph-properties fo:margin-left="2.501cm" fo:margin-right="0cm" fo:text-indent="0cm" style:auto-text-indent="false"/>
      <style:text-properties fo:font-size="16pt" officeooo:rsid="00173302" officeooo:paragraph-rsid="0012c9ac" style:font-size-asian="16pt" style:font-size-complex="16pt"/>
    </style:style>
    <style:style style:name="P55" style:family="paragraph" style:parent-style-name="Standard">
      <style:paragraph-properties fo:margin-left="2.501cm" fo:margin-right="0cm" fo:text-indent="0cm" style:auto-text-indent="false"/>
      <style:text-properties fo:font-size="16pt" officeooo:rsid="00176842" officeooo:paragraph-rsid="00176842" style:font-size-asian="16pt" style:font-size-complex="16pt"/>
    </style:style>
    <style:style style:name="P56" style:family="paragraph" style:parent-style-name="Standard">
      <style:paragraph-properties fo:margin-left="2.501cm" fo:margin-right="0cm" fo:text-indent="0cm" style:auto-text-indent="false"/>
      <style:text-properties fo:font-size="16pt" officeooo:rsid="0018eadb" officeooo:paragraph-rsid="0018eadb" style:font-size-asian="16pt" style:font-size-complex="16pt"/>
    </style:style>
    <style:style style:name="P57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font-size="16pt" officeooo:rsid="0018eadb" officeooo:paragraph-rsid="002d1b86" style:font-size-asian="16pt" style:font-size-complex="16pt"/>
    </style:style>
    <style:style style:name="P58" style:family="paragraph" style:parent-style-name="Standard">
      <style:paragraph-properties fo:margin-left="2.501cm" fo:margin-right="0cm" fo:text-indent="0cm" style:auto-text-indent="false"/>
      <style:text-properties officeooo:rsid="000fcea6" officeooo:paragraph-rsid="0012c9ac"/>
    </style:style>
    <style:style style:name="P59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cea6" officeooo:paragraph-rsid="0012c9ac"/>
    </style:style>
    <style:style style:name="P60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0fcea6" officeooo:paragraph-rsid="002b13fc"/>
    </style:style>
    <style:style style:name="P61" style:family="paragraph" style:parent-style-name="Standard">
      <style:paragraph-properties fo:margin-left="2.501cm" fo:margin-right="0cm" fo:text-indent="0cm" style:auto-text-indent="false"/>
      <style:text-properties officeooo:rsid="00176842" officeooo:paragraph-rsid="00176842"/>
    </style:style>
    <style:style style:name="P6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officeooo:rsid="00176842" officeooo:paragraph-rsid="00176842"/>
    </style:style>
    <style:style style:name="P63" style:family="paragraph" style:parent-style-name="Standard">
      <style:paragraph-properties fo:margin-left="2.501cm" fo:margin-right="0cm" fo:text-indent="0cm" style:auto-text-indent="false"/>
      <style:text-properties officeooo:paragraph-rsid="0012c9ac"/>
    </style:style>
    <style:style style:name="P6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officeooo:paragraph-rsid="0012c9ac"/>
    </style:style>
    <style:style style:name="P65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paragraph-rsid="00244cd2"/>
    </style:style>
    <style:style style:name="P66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fo:font-size="16pt" officeooo:rsid="0012c9ac" officeooo:paragraph-rsid="0012c9ac" style:font-size-asian="16pt" style:font-size-complex="16pt"/>
    </style:style>
    <style:style style:name="P67" style:family="paragraph" style:parent-style-name="Footer">
      <style:text-properties style:font-name="Chandas"/>
    </style:style>
    <style:style style:name="P68" style:family="paragraph" style:parent-style-name="Table">
      <style:text-properties officeooo:paragraph-rsid="0031f119"/>
    </style:style>
    <style:style style:name="P69" style:family="paragraph" style:parent-style-name="Table">
      <style:paragraph-properties fo:margin-left="1.251cm" fo:margin-right="0cm" fo:text-align="justify" style:justify-single-word="false" fo:text-indent="0cm" style:auto-text-indent="false"/>
      <style:text-properties officeooo:paragraph-rsid="0042ccdb"/>
    </style:style>
    <style:style style:name="P70" style:family="paragraph" style:parent-style-name="Illustration">
      <style:paragraph-properties fo:margin-left="1.251cm" fo:margin-right="0cm" fo:text-indent="0cm" style:auto-text-indent="false"/>
      <style:text-properties officeooo:paragraph-rsid="0049d7b4"/>
    </style:style>
    <style:style style:name="P71" style:family="paragraph" style:parent-style-name="Illustration">
      <style:paragraph-properties fo:margin-left="1.251cm" fo:margin-right="0cm" fo:text-align="justify" style:justify-single-word="false" fo:text-indent="0cm" style:auto-text-indent="false"/>
      <style:text-properties officeooo:paragraph-rsid="0049d7b4"/>
    </style:style>
    <style:style style:name="P72" style:family="paragraph" style:parent-style-name="Illustration">
      <style:paragraph-properties fo:margin-left="1.251cm" fo:margin-right="0cm" fo:text-align="justify" style:justify-single-word="false" fo:text-indent="0cm" style:auto-text-indent="false"/>
      <style:text-properties officeooo:paragraph-rsid="005aef01"/>
    </style:style>
    <style:style style:name="P73" style:family="paragraph" style:parent-style-name="Illustration">
      <style:paragraph-properties fo:margin-left="1.251cm" fo:margin-right="0cm" fo:text-align="justify" style:justify-single-word="false" fo:text-indent="0cm" style:auto-text-indent="false"/>
      <style:text-properties officeooo:paragraph-rsid="006b9913"/>
    </style:style>
    <style:style style:name="P74" style:family="paragraph" style:parent-style-name="Table_20_Contents">
      <style:text-properties fo:font-size="10pt" style:font-size-asian="10pt" style:font-size-complex="10pt"/>
    </style:style>
    <style:style style:name="P75" style:family="paragraph" style:parent-style-name="Table_20_Contents">
      <style:text-properties fo:font-size="10pt" officeooo:rsid="005dfccd" officeooo:paragraph-rsid="005dfccd" style:font-size-asian="10pt" style:font-size-complex="10pt"/>
    </style:style>
    <style:style style:name="P76" style:family="paragraph" style:parent-style-name="Table_20_Contents">
      <style:text-properties fo:font-size="10pt" fo:font-style="normal" style:font-size-asian="10pt" style:font-style-asian="normal" style:font-size-complex="10pt" style:font-style-complex="normal"/>
    </style:style>
    <style:style style:name="P77" style:family="paragraph" style:parent-style-name="Table_20_Contents">
      <style:text-properties fo:font-size="10pt" fo:font-style="normal" officeooo:paragraph-rsid="003faf05" style:font-size-asian="10pt" style:font-style-asian="normal" style:font-size-complex="10pt" style:font-style-complex="normal"/>
    </style:style>
    <style:style style:name="P78" style:family="paragraph" style:parent-style-name="Table_20_Contents">
      <style:text-properties fo:font-size="10pt" fo:font-style="normal" officeooo:rsid="003faf05" officeooo:paragraph-rsid="003faf05" style:font-size-asian="10pt" style:font-style-asian="normal" style:font-size-complex="10pt" style:font-style-complex="normal"/>
    </style:style>
    <style:style style:name="T1" style:family="text">
      <style:text-properties officeooo:rsid="000c9b6c"/>
    </style:style>
    <style:style style:name="T2" style:family="text">
      <style:text-properties officeooo:rsid="000e15bb"/>
    </style:style>
    <style:style style:name="T3" style:family="text">
      <style:text-properties officeooo:rsid="0011821f"/>
    </style:style>
    <style:style style:name="T4" style:family="text">
      <style:text-properties officeooo:rsid="00154470"/>
    </style:style>
    <style:style style:name="T5" style:family="text">
      <style:text-properties officeooo:rsid="00173302"/>
    </style:style>
    <style:style style:name="T6" style:family="text">
      <style:text-properties officeooo:rsid="001cb997"/>
    </style:style>
    <style:style style:name="T7" style:family="text">
      <style:text-properties fo:font-size="18pt" officeooo:rsid="001cb997" style:font-size-asian="18pt" style:font-size-complex="18pt"/>
    </style:style>
    <style:style style:name="T8" style:family="text">
      <style:text-properties fo:font-size="18pt" officeooo:rsid="001bcfc6" style:font-size-asian="18pt" style:font-size-complex="18pt"/>
    </style:style>
    <style:style style:name="T9" style:family="text">
      <style:text-properties officeooo:rsid="000fcea6"/>
    </style:style>
    <style:style style:name="T10" style:family="text">
      <style:text-properties fo:font-size="16pt" officeooo:rsid="000fcea6" style:font-size-asian="16pt" style:font-size-complex="16pt"/>
    </style:style>
    <style:style style:name="T11" style:family="text">
      <style:text-properties fo:font-size="16pt" officeooo:rsid="001e389c" style:font-size-asian="16pt" style:font-size-complex="16pt"/>
    </style:style>
    <style:style style:name="T12" style:family="text">
      <style:text-properties officeooo:rsid="001e389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officeooo:rsid="00207640" style:font-size-asian="12pt" style:font-size-complex="12pt"/>
    </style:style>
    <style:style style:name="T15" style:family="text">
      <style:text-properties fo:font-size="12pt" officeooo:rsid="002349b8" style:font-size-asian="12pt" style:font-size-complex="12pt"/>
    </style:style>
    <style:style style:name="T16" style:family="text">
      <style:text-properties fo:font-size="12pt" officeooo:rsid="00279a02" style:font-size-asian="12pt" style:font-size-complex="12pt"/>
    </style:style>
    <style:style style:name="T17" style:family="text">
      <style:text-properties fo:font-size="12pt" officeooo:rsid="002b3806" style:font-size-asian="12pt" style:font-size-complex="12pt"/>
    </style:style>
    <style:style style:name="T18" style:family="text">
      <style:text-properties fo:font-size="12pt" officeooo:rsid="002ba2c9" style:font-size-asian="12pt" style:font-size-complex="12pt"/>
    </style:style>
    <style:style style:name="T19" style:family="text">
      <style:text-properties fo:font-size="12pt" officeooo:rsid="002d1b86" style:font-size-asian="12pt" style:font-size-complex="12pt"/>
    </style:style>
    <style:style style:name="T20" style:family="text">
      <style:text-properties fo:font-size="12pt" officeooo:rsid="002f7b90" style:font-size-asian="12pt" style:font-size-complex="12pt"/>
    </style:style>
    <style:style style:name="T21" style:family="text">
      <style:text-properties fo:font-size="12pt" officeooo:rsid="00307637" style:font-size-asian="12pt" style:font-size-complex="12pt"/>
    </style:style>
    <style:style style:name="T22" style:family="text">
      <style:text-properties fo:font-size="12pt" officeooo:rsid="0031f119" style:font-size-asian="12pt" style:font-size-complex="12pt"/>
    </style:style>
    <style:style style:name="T23" style:family="text">
      <style:text-properties fo:font-size="12pt" officeooo:rsid="0032c894" style:font-size-asian="12pt" style:font-size-complex="12pt"/>
    </style:style>
    <style:style style:name="T24" style:family="text">
      <style:text-properties fo:font-size="12pt" officeooo:rsid="00337baf" style:font-size-asian="12pt" style:font-size-complex="12pt"/>
    </style:style>
    <style:style style:name="T25" style:family="text">
      <style:text-properties fo:font-size="12pt" officeooo:rsid="004446a1" style:font-size-asian="12pt" style:font-size-complex="12pt"/>
    </style:style>
    <style:style style:name="T26" style:family="text">
      <style:text-properties fo:font-size="12pt" officeooo:rsid="0044816e" style:font-size-asian="12pt" style:font-size-complex="12pt"/>
    </style:style>
    <style:style style:name="T27" style:family="text">
      <style:text-properties fo:font-size="12pt" officeooo:rsid="005dfccd" style:font-size-asian="12pt" style:font-size-complex="12pt"/>
    </style:style>
    <style:style style:name="T28" style:family="text">
      <style:text-properties fo:font-size="12pt" officeooo:rsid="005f25b0" style:font-size-asian="12pt" style:font-size-complex="12pt"/>
    </style:style>
    <style:style style:name="T29" style:family="text">
      <style:text-properties fo:font-size="12pt" officeooo:rsid="0060d9dc" style:font-size-asian="12pt" style:font-size-complex="12pt"/>
    </style:style>
    <style:style style:name="T30" style:family="text">
      <style:text-properties fo:font-size="12pt" officeooo:rsid="0063d456" style:font-size-asian="12pt" style:font-size-complex="12pt"/>
    </style:style>
    <style:style style:name="T31" style:family="text">
      <style:text-properties fo:font-size="12pt" officeooo:rsid="00650b2a" style:font-size-asian="12pt" style:font-size-complex="12pt"/>
    </style:style>
    <style:style style:name="T32" style:family="text">
      <style:text-properties fo:font-size="12pt" officeooo:rsid="0066e293" style:font-size-asian="12pt" style:font-size-complex="12pt"/>
    </style:style>
    <style:style style:name="T33" style:family="text">
      <style:text-properties fo:font-size="12pt" officeooo:rsid="006b453d" style:font-size-asian="12pt" style:font-size-complex="12pt"/>
    </style:style>
    <style:style style:name="T34" style:family="text">
      <style:text-properties fo:font-size="12pt" officeooo:rsid="006b9913" style:font-size-asian="12pt" style:font-size-complex="12pt"/>
    </style:style>
    <style:style style:name="T35" style:family="text">
      <style:text-properties fo:font-size="12pt" officeooo:rsid="006bc603" style:font-size-asian="12pt" style:font-size-complex="12pt"/>
    </style:style>
    <style:style style:name="T36" style:family="text">
      <style:text-properties fo:font-size="12pt" fo:font-style="italic" officeooo:rsid="002b3806" style:font-size-asian="12pt" style:font-style-asian="italic" style:font-size-complex="12pt" style:font-style-complex="italic"/>
    </style:style>
    <style:style style:name="T37" style:family="text">
      <style:text-properties fo:font-size="12pt" fo:font-style="italic" officeooo:rsid="0052230f" style:font-size-asian="12pt" style:font-style-asian="italic" style:font-size-complex="12pt" style:font-style-complex="italic"/>
    </style:style>
    <style:style style:name="T38" style:family="text">
      <style:text-properties fo:font-size="12pt" fo:font-style="italic" officeooo:rsid="005aef01" style:font-size-asian="12pt" style:font-style-asian="italic" style:font-size-complex="12pt" style:font-style-complex="italic"/>
    </style:style>
    <style:style style:name="T39" style:family="text">
      <style:text-properties fo:font-size="12pt" fo:font-style="italic" officeooo:rsid="005af5dc" style:font-size-asian="12pt" style:font-style-asian="italic" style:font-size-complex="12pt" style:font-style-complex="italic"/>
    </style:style>
    <style:style style:name="T40" style:family="text">
      <style:text-properties fo:font-size="12pt" fo:font-style="italic" officeooo:rsid="005b15e2" style:font-size-asian="12pt" style:font-style-asian="italic" style:font-size-complex="12pt" style:font-style-complex="italic"/>
    </style:style>
    <style:style style:name="T41" style:family="text">
      <style:text-properties fo:font-size="12pt" fo:font-style="italic" officeooo:rsid="005dfccd" style:font-size-asian="12pt" style:font-style-asian="italic" style:font-size-complex="12pt" style:font-style-complex="italic"/>
    </style:style>
    <style:style style:name="T42" style:family="text">
      <style:text-properties fo:font-size="12pt" fo:font-style="normal" officeooo:rsid="0052230f" style:font-size-asian="12pt" style:font-style-asian="normal" style:font-size-complex="12pt" style:font-style-complex="normal"/>
    </style:style>
    <style:style style:name="T43" style:family="text">
      <style:text-properties fo:font-size="12pt" fo:font-style="normal" officeooo:rsid="005aef01" style:font-size-asian="12pt" style:font-style-asian="normal" style:font-size-complex="12pt" style:font-style-complex="normal"/>
    </style:style>
    <style:style style:name="T44" style:family="text">
      <style:text-properties fo:font-size="12pt" fo:font-style="normal" officeooo:rsid="005af5dc" style:font-size-asian="12pt" style:font-style-asian="normal" style:font-size-complex="12pt" style:font-style-complex="normal"/>
    </style:style>
    <style:style style:name="T45" style:family="text">
      <style:text-properties fo:font-size="12pt" fo:font-style="normal" officeooo:rsid="005b15e2" style:font-size-asian="12pt" style:font-style-asian="normal" style:font-size-complex="12pt" style:font-style-complex="normal"/>
    </style:style>
    <style:style style:name="T46" style:family="text">
      <style:text-properties fo:font-size="12pt" fo:font-style="normal" officeooo:rsid="006b9913" style:font-size-asian="12pt" style:font-style-asian="normal" style:font-size-complex="12pt" style:font-style-complex="normal"/>
    </style:style>
    <style:style style:name="T47" style:family="text">
      <style:text-properties officeooo:rsid="002349b8"/>
    </style:style>
    <style:style style:name="T48" style:family="text">
      <style:text-properties style:font-name="Liberation Serif" fo:font-size="12pt" officeooo:rsid="002349b8" style:font-size-asian="10.5pt" style:font-size-complex="12pt"/>
    </style:style>
    <style:style style:name="T49" style:family="text">
      <style:text-properties style:font-name="Liberation Serif" fo:font-size="12pt" fo:font-style="italic" officeooo:rsid="002349b8" style:font-size-asian="10.5pt" style:font-style-asian="italic" style:font-size-complex="12pt" style:font-style-complex="italic"/>
    </style:style>
    <style:style style:name="T50" style:family="text">
      <style:text-properties style:font-name="Liberation Serif" fo:font-size="12pt" officeooo:rsid="002349b8" style:font-size-asian="12pt" style:font-size-complex="12pt"/>
    </style:style>
    <style:style style:name="T51" style:family="text">
      <style:text-properties style:font-name="Liberation Serif" fo:font-size="10pt" style:font-size-asian="10pt" style:font-size-complex="10pt"/>
    </style:style>
    <style:style style:name="T52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53" style:family="text">
      <style:text-properties style:font-name="Liberation Serif" fo:font-size="10pt" fo:font-style="italic" officeooo:rsid="002349b8" style:font-size-asian="10pt" style:font-style-asian="italic" style:font-size-complex="10pt" style:font-style-complex="italic"/>
    </style:style>
    <style:style style:name="T54" style:family="text">
      <style:text-properties fo:font-size="10pt" fo:font-style="italic" officeooo:rsid="000fcea6" style:font-size-asian="10pt" style:font-style-asian="italic" style:font-size-complex="10pt" style:font-style-complex="italic"/>
    </style:style>
    <style:style style:name="T55" style:family="text">
      <style:text-properties fo:font-size="10pt" fo:font-style="italic" officeooo:rsid="005af5dc" style:font-size-asian="10pt" style:font-style-asian="italic" style:font-size-complex="10pt" style:font-style-complex="italic"/>
    </style:style>
    <style:style style:name="T56" style:family="text">
      <style:text-properties fo:font-size="10pt" fo:font-style="normal" officeooo:rsid="005af5dc" style:font-size-asian="10pt" style:font-style-asian="normal" style:font-size-complex="10pt" style:font-style-complex="normal"/>
    </style:style>
    <style:style style:name="T57" style:family="text">
      <style:text-properties officeooo:rsid="0025a738"/>
    </style:style>
    <style:style style:name="T58" style:family="text">
      <style:text-properties officeooo:rsid="002d1b86"/>
    </style:style>
    <style:style style:name="T59" style:family="text">
      <style:text-properties fo:color="#666666" fo:font-size="12pt" fo:font-style="italic" fo:font-weight="normal" officeooo:rsid="00366868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officeooo:rsid="003180ae"/>
    </style:style>
    <style:style style:name="T61" style:family="text">
      <style:text-properties officeooo:rsid="0031f119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fo:font-style="normal" officeooo:rsid="0047c1c4" style:font-style-asian="normal" style:font-style-complex="normal"/>
    </style:style>
    <style:style style:name="T64" style:family="text">
      <style:text-properties fo:font-style="normal" officeooo:rsid="0049d7b4" style:font-style-asian="normal" style:font-style-complex="normal"/>
    </style:style>
    <style:style style:name="T65" style:family="text">
      <style:text-properties fo:font-style="normal" officeooo:rsid="004a425b" style:font-style-asian="normal" style:font-style-complex="normal"/>
    </style:style>
    <style:style style:name="T66" style:family="text">
      <style:text-properties fo:font-style="normal" officeooo:rsid="004ab18d" style:font-style-asian="normal" style:font-style-complex="normal"/>
    </style:style>
    <style:style style:name="T67" style:family="text">
      <style:text-properties fo:font-style="normal" officeooo:rsid="004b2790" style:font-style-asian="normal" style:font-style-complex="normal"/>
    </style:style>
    <style:style style:name="T68" style:family="text">
      <style:text-properties fo:font-style="normal" officeooo:rsid="00506d19" style:font-style-asian="normal" style:font-style-complex="normal"/>
    </style:style>
    <style:style style:name="T69" style:family="text">
      <style:text-properties fo:font-style="normal" officeooo:rsid="0052230f" style:font-style-asian="normal" style:font-style-complex="normal"/>
    </style:style>
    <style:style style:name="T70" style:family="text">
      <style:text-properties fo:font-style="normal" officeooo:rsid="0052d29f" style:font-style-asian="normal" style:font-style-complex="normal"/>
    </style:style>
    <style:style style:name="T71" style:family="text">
      <style:text-properties fo:font-style="normal" officeooo:rsid="00564072" style:font-style-asian="normal" style:font-style-complex="normal"/>
    </style:style>
    <style:style style:name="T72" style:family="text">
      <style:text-properties fo:font-style="normal" officeooo:rsid="0057e3d6" style:font-style-asian="normal" style:font-style-complex="normal"/>
    </style:style>
    <style:style style:name="T73" style:family="text">
      <style:text-properties fo:font-style="normal" officeooo:rsid="0059d867" style:font-style-asian="normal" style:font-style-complex="normal"/>
    </style:style>
    <style:style style:name="T74" style:family="text">
      <style:text-properties fo:font-style="normal" officeooo:rsid="005aef01" style:font-style-asian="normal" style:font-style-complex="normal"/>
    </style:style>
    <style:style style:name="T75" style:family="text">
      <style:text-properties fo:font-style="normal" officeooo:rsid="0018a489" style:font-style-asian="normal" style:font-style-complex="normal"/>
    </style:style>
    <style:style style:name="T76" style:family="text">
      <style:text-properties fo:font-style="normal" officeooo:rsid="0068bf6e" style:font-style-asian="normal" style:font-style-complex="normal"/>
    </style:style>
    <style:style style:name="T77" style:family="text">
      <style:text-properties fo:font-style="normal" officeooo:rsid="0069bc17" style:font-style-asian="normal" style:font-style-complex="normal"/>
    </style:style>
    <style:style style:name="T78" style:family="text">
      <style:text-properties fo:font-style="normal" officeooo:rsid="006b9913" style:font-style-asian="normal" style:font-style-complex="normal"/>
    </style:style>
    <style:style style:name="T79" style:family="text">
      <style:text-properties fo:font-style="normal" fo:font-weight="normal" officeooo:rsid="00337baf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035b30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366868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373ae3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38ff1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41db8b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42ccd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6b453d" style:font-style-asian="normal" style:font-weight-asian="normal" style:font-style-complex="normal" style:font-weight-complex="normal"/>
    </style:style>
    <style:style style:name="T87" style:family="text">
      <style:text-properties fo:font-style="italic" officeooo:rsid="0052230f" style:font-style-asian="italic" style:font-style-complex="italic"/>
    </style:style>
    <style:style style:name="T88" style:family="text">
      <style:text-properties fo:font-style="italic" officeooo:rsid="00564072" style:font-style-asian="italic" style:font-style-complex="italic"/>
    </style:style>
    <style:style style:name="T89" style:family="text">
      <style:text-properties fo:font-style="italic" officeooo:rsid="005aef01" style:font-style-asian="italic" style:font-style-complex="italic"/>
    </style:style>
    <style:style style:name="T90" style:family="text">
      <style:text-properties fo:color="#000000" fo:font-style="italic" fo:font-weight="normal" officeooo:rsid="0038ff1a" style:font-style-asian="italic" style:font-weight-asian="normal" style:font-style-complex="italic" style:font-weight-complex="normal"/>
    </style:style>
    <style:style style:name="T91" style:family="text">
      <style:text-properties fo:color="#000000" fo:font-style="italic" fo:font-weight="normal" officeooo:rsid="0042ccdb" style:font-style-asian="italic" style:font-weight-asian="normal" style:font-style-complex="italic" style:font-weight-complex="normal"/>
    </style:style>
    <style:style style:name="T92" style:family="text">
      <style:text-properties fo:color="#000000" fo:font-style="italic" fo:font-weight="normal" officeooo:rsid="006b453d" style:font-style-asian="italic" style:font-weight-asian="normal" style:font-style-complex="italic" style:font-weight-complex="normal"/>
    </style:style>
    <style:style style:name="T93" style:family="text">
      <style:text-properties fo:color="#000000" fo:font-size="12pt" fo:font-style="normal" fo:font-weight="normal" officeooo:rsid="003b726f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color="#000000" fo:font-size="12pt" fo:font-style="normal" fo:font-weight="normal" officeooo:rsid="003d61ff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color="#000000" fo:font-size="12pt" fo:font-style="normal" fo:font-weight="normal" officeooo:rsid="0042ccdb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color="#000000" fo:font-size="12pt" fo:font-style="normal" fo:font-weight="normal" officeooo:rsid="00373ae3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color="#000000" fo:font-size="12pt" fo:font-style="normal" fo:font-weight="normal" officeooo:rsid="00373ae3" style:font-size-asian="10.5pt" style:font-style-asian="normal" style:font-weight-asian="normal" style:font-size-complex="12pt" style:font-style-complex="normal" style:font-weight-complex="normal"/>
    </style:style>
    <style:style style:name="T98" style:family="text">
      <style:text-properties fo:color="#000000" fo:font-size="12pt" fo:font-style="normal" fo:font-weight="normal" officeooo:rsid="0042ccdb" style:font-size-asian="10.5pt" style:font-style-asian="normal" style:font-weight-asian="normal" style:font-size-complex="12pt" style:font-style-complex="normal" style:font-weight-complex="normal"/>
    </style:style>
    <style:style style:name="T99" style:family="text">
      <style:text-properties fo:color="#000000" fo:font-size="12pt" fo:font-style="italic" fo:font-weight="normal" officeooo:rsid="00373ae3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color="#000000" fo:font-size="12pt" fo:font-style="italic" fo:font-weight="normal" officeooo:rsid="0038ff1a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color="#000000" fo:font-size="12pt" fo:font-style="italic" fo:font-weight="normal" officeooo:rsid="0042ccdb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color="#000000" fo:font-size="12pt" fo:font-style="italic" fo:font-weight="normal" officeooo:rsid="00366868" style:font-size-asian="10.5pt" style:font-style-asian="italic" style:font-weight-asian="normal" style:font-size-complex="12pt" style:font-style-complex="italic" style:font-weight-complex="normal"/>
    </style:style>
    <style:style style:name="T103" style:family="text">
      <style:text-properties fo:color="#000000" fo:font-size="12pt" fo:font-style="italic" fo:font-weight="normal" officeooo:rsid="00373ae3" style:font-size-asian="10.5pt" style:font-style-asian="italic" style:font-weight-asian="normal" style:font-size-complex="12pt" style:font-style-complex="italic" style:font-weight-complex="normal"/>
    </style:style>
    <style:style style:name="T104" style:family="text">
      <style:text-properties fo:color="#000000" fo:font-size="12pt" fo:font-style="italic" fo:font-weight="normal" officeooo:rsid="0042ccdb" style:font-size-asian="10.5pt" style:font-style-asian="italic" style:font-weight-asian="normal" style:font-size-complex="12pt" style:font-style-complex="italic" style:font-weight-complex="normal"/>
    </style:style>
    <style:style style:name="T105" style:family="text">
      <style:text-properties fo:color="#000000" fo:font-style="normal" fo:font-weight="normal" officeooo:rsid="0038ff1a" style:font-style-asian="normal" style:font-weight-asian="normal" style:font-style-complex="normal" style:font-weight-complex="normal"/>
    </style:style>
    <style:style style:name="T106" style:family="text">
      <style:text-properties fo:color="#000000" fo:font-style="normal" fo:font-weight="normal" officeooo:rsid="0042ccdb" style:font-style-asian="normal" style:font-weight-asian="normal" style:font-style-complex="normal" style:font-weight-complex="normal"/>
    </style:style>
    <style:style style:name="T107" style:family="text">
      <style:text-properties fo:color="#333333" fo:font-style="italic" fo:font-weight="normal" officeooo:rsid="0035b304" style:font-style-asian="italic" style:font-weight-asian="normal" style:font-style-complex="italic" style:font-weight-complex="normal"/>
    </style:style>
    <style:style style:name="T108" style:family="text">
      <style:text-properties fo:color="#808080" fo:font-size="12pt" officeooo:rsid="0060d9dc" style:font-size-asian="12pt" style:font-size-complex="12pt"/>
    </style:style>
    <style:style style:name="T109" style:family="text">
      <style:text-properties fo:color="#808080" fo:font-size="12pt" fo:font-style="italic" officeooo:rsid="002b3806" style:font-size-asian="12pt" style:font-style-asian="italic" style:font-size-complex="12pt" style:font-style-complex="italic"/>
    </style:style>
    <style:style style:name="T110" style:family="text">
      <style:text-properties fo:color="#808080" fo:font-size="12pt" fo:font-style="italic" officeooo:rsid="002f7b90" style:font-size-asian="12pt" style:font-style-asian="italic" style:font-size-complex="12pt" style:font-style-complex="italic"/>
    </style:style>
    <style:style style:name="T111" style:family="text">
      <style:text-properties fo:color="#808080" fo:font-size="12pt" fo:font-style="italic" officeooo:rsid="0038ff1a" style:font-size-asian="12pt" style:font-style-asian="italic" style:font-size-complex="12pt" style:font-style-complex="italic"/>
    </style:style>
    <style:style style:name="T112" style:family="text">
      <style:text-properties fo:color="#808080" fo:font-size="12pt" fo:font-style="italic" officeooo:rsid="0052230f" style:font-size-asian="12pt" style:font-style-asian="italic" style:font-size-complex="12pt" style:font-style-complex="italic"/>
    </style:style>
    <style:style style:name="T113" style:family="text">
      <style:text-properties fo:color="#808080" fo:font-size="12pt" fo:font-style="italic" officeooo:rsid="005aef01" style:font-size-asian="12pt" style:font-style-asian="italic" style:font-size-complex="12pt" style:font-style-complex="italic"/>
    </style:style>
    <style:style style:name="T114" style:family="text">
      <style:text-properties fo:color="#808080" fo:font-size="12pt" fo:font-style="italic" officeooo:rsid="005af5dc" style:font-size-asian="12pt" style:font-style-asian="italic" style:font-size-complex="12pt" style:font-style-complex="italic"/>
    </style:style>
    <style:style style:name="T115" style:family="text">
      <style:text-properties fo:color="#808080" fo:font-size="12pt" fo:font-style="italic" officeooo:rsid="005b15e2" style:font-size-asian="12pt" style:font-style-asian="italic" style:font-size-complex="12pt" style:font-style-complex="italic"/>
    </style:style>
    <style:style style:name="T116" style:family="text">
      <style:text-properties fo:color="#808080" fo:font-size="12pt" fo:font-style="italic" officeooo:rsid="005dfccd" style:font-size-asian="12pt" style:font-style-asian="italic" style:font-size-complex="12pt" style:font-style-complex="italic"/>
    </style:style>
    <style:style style:name="T117" style:family="text">
      <style:text-properties fo:color="#808080" fo:font-size="12pt" fo:font-style="italic" officeooo:rsid="0060d9dc" style:font-size-asian="12pt" style:font-style-asian="italic" style:font-size-complex="12pt" style:font-style-complex="italic"/>
    </style:style>
    <style:style style:name="T118" style:family="text">
      <style:text-properties fo:color="#808080" fo:font-size="12pt" fo:font-style="italic" fo:font-weight="normal" officeooo:rsid="003b726f" style:font-size-asian="12pt" style:font-style-asian="italic" style:font-weight-asian="normal" style:font-size-complex="12pt" style:font-style-complex="italic" style:font-weight-complex="normal"/>
    </style:style>
    <style:style style:name="T119" style:family="text">
      <style:text-properties fo:color="#808080" fo:font-size="12pt" fo:font-style="italic" fo:font-weight="normal" officeooo:rsid="003d61ff" style:font-size-asian="12pt" style:font-style-asian="italic" style:font-weight-asian="normal" style:font-size-complex="12pt" style:font-style-complex="italic" style:font-weight-complex="normal"/>
    </style:style>
    <style:style style:name="T120" style:family="text">
      <style:text-properties fo:color="#808080" fo:font-size="12pt" fo:font-style="italic" fo:font-weight="normal" officeooo:rsid="0038ff1a" style:font-size-asian="12pt" style:font-style-asian="italic" style:font-weight-asian="normal" style:font-size-complex="12pt" style:font-style-complex="italic" style:font-weight-complex="normal"/>
    </style:style>
    <style:style style:name="T121" style:family="text">
      <style:text-properties fo:color="#808080" fo:font-size="12pt" fo:font-style="italic" fo:font-weight="normal" officeooo:rsid="0012c9ac" style:font-size-asian="12pt" style:font-style-asian="italic" style:font-weight-asian="normal" style:font-size-complex="12pt" style:font-style-complex="italic" style:font-weight-complex="normal"/>
    </style:style>
    <style:style style:name="T122" style:family="text">
      <style:text-properties fo:color="#808080" fo:font-size="12pt" fo:font-style="italic" fo:font-weight="normal" officeooo:rsid="00366868" style:font-size-asian="12pt" style:font-style-asian="italic" style:font-weight-asian="normal" style:font-size-complex="12pt" style:font-style-complex="italic" style:font-weight-complex="normal"/>
    </style:style>
    <style:style style:name="T123" style:family="text">
      <style:text-properties fo:color="#808080" fo:font-size="12pt" fo:font-style="italic" fo:font-weight="normal" officeooo:rsid="0041db8b" style:font-size-asian="12pt" style:font-style-asian="italic" style:font-weight-asian="normal" style:font-size-complex="12pt" style:font-style-complex="italic" style:font-weight-complex="normal"/>
    </style:style>
    <style:style style:name="T124" style:family="text">
      <style:text-properties fo:color="#808080" fo:font-size="12pt" fo:font-style="italic" fo:font-weight="normal" officeooo:rsid="00373ae3" style:font-size-asian="10.5pt" style:font-style-asian="italic" style:font-weight-asian="normal" style:font-size-complex="12pt" style:font-style-complex="italic" style:font-weight-complex="normal"/>
    </style:style>
    <style:style style:name="T125" style:family="text">
      <style:text-properties fo:color="#808080" fo:font-size="12pt" fo:font-style="normal" fo:font-weight="normal" officeooo:rsid="003b726f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color="#808080" fo:font-size="12pt" fo:font-style="normal" officeooo:rsid="005af5dc" style:font-size-asian="12pt" style:font-style-asian="normal" style:font-size-complex="12pt" style:font-style-complex="normal"/>
    </style:style>
    <style:style style:name="T127" style:family="text">
      <style:text-properties fo:color="#808080" fo:font-size="12pt" fo:font-style="normal" officeooo:rsid="005b15e2" style:font-size-asian="12pt" style:font-style-asian="normal" style:font-size-complex="12pt" style:font-style-complex="normal"/>
    </style:style>
    <style:style style:name="T128" style:family="text">
      <style:text-properties fo:color="#808080" fo:font-style="italic" officeooo:rsid="00173302" style:font-style-asian="italic" style:font-style-complex="italic"/>
    </style:style>
    <style:style style:name="T129" style:family="text">
      <style:text-properties fo:color="#808080" fo:font-style="italic" officeooo:rsid="000e15bb" style:font-style-asian="italic" style:font-style-complex="italic"/>
    </style:style>
    <style:style style:name="T130" style:family="text">
      <style:text-properties fo:color="#808080" fo:font-style="italic" officeooo:rsid="0047c1c4" style:font-style-asian="italic" style:font-style-complex="italic"/>
    </style:style>
    <style:style style:name="T131" style:family="text">
      <style:text-properties fo:color="#808080" fo:font-style="italic" officeooo:rsid="0049d7b4" style:font-style-asian="italic" style:font-style-complex="italic"/>
    </style:style>
    <style:style style:name="T132" style:family="text">
      <style:text-properties fo:color="#808080" fo:font-style="italic" officeooo:rsid="004a425b" style:font-style-asian="italic" style:font-style-complex="italic"/>
    </style:style>
    <style:style style:name="T133" style:family="text">
      <style:text-properties fo:color="#808080" fo:font-style="italic" officeooo:rsid="006b453d" style:font-style-asian="italic" style:font-style-complex="italic"/>
    </style:style>
    <style:style style:name="T134" style:family="text">
      <style:text-properties fo:color="#808080" fo:font-style="italic" officeooo:rsid="0052230f" style:font-style-asian="italic" style:font-style-complex="italic"/>
    </style:style>
    <style:style style:name="T135" style:family="text">
      <style:text-properties fo:color="#808080" fo:font-style="italic" officeooo:rsid="00564072" style:font-style-asian="italic" style:font-style-complex="italic"/>
    </style:style>
    <style:style style:name="T136" style:family="text">
      <style:text-properties fo:color="#808080" fo:font-style="italic" officeooo:rsid="005aef01" style:font-style-asian="italic" style:font-style-complex="italic"/>
    </style:style>
    <style:style style:name="T137" style:family="text">
      <style:text-properties fo:color="#808080" fo:font-style="italic" fo:font-weight="normal" officeooo:rsid="00337baf" style:font-style-asian="italic" style:font-weight-asian="normal" style:font-style-complex="italic" style:font-weight-complex="normal"/>
    </style:style>
    <style:style style:name="T138" style:family="text">
      <style:text-properties fo:color="#808080" fo:font-style="italic" fo:font-weight="normal" officeooo:rsid="0035b304" style:font-style-asian="italic" style:font-weight-asian="normal" style:font-style-complex="italic" style:font-weight-complex="normal"/>
    </style:style>
    <style:style style:name="T139" style:family="text">
      <style:text-properties fo:color="#808080" fo:font-style="italic" fo:font-weight="normal" officeooo:rsid="00373ae3" style:font-style-asian="italic" style:font-weight-asian="normal" style:font-style-complex="italic" style:font-weight-complex="normal"/>
    </style:style>
    <style:style style:name="T140" style:family="text">
      <style:text-properties fo:color="#808080" fo:font-style="italic" fo:font-weight="normal" officeooo:rsid="004a425b" style:font-style-asian="italic" style:font-weight-asian="normal" style:font-style-complex="italic" style:font-weight-complex="normal"/>
    </style:style>
    <style:style style:name="T141" style:family="text">
      <style:text-properties fo:color="#808080" fo:font-style="italic" fo:font-weight="normal" officeooo:rsid="006b453d" style:font-style-asian="italic" style:font-weight-asian="normal" style:font-style-complex="italic" style:font-weight-complex="normal"/>
    </style:style>
    <style:style style:name="T142" style:family="text">
      <style:text-properties fo:color="#808080" fo:font-style="normal" fo:font-weight="normal" officeooo:rsid="00337baf" style:font-style-asian="normal" style:font-weight-asian="normal" style:font-style-complex="normal" style:font-weight-complex="normal"/>
    </style:style>
    <style:style style:name="T143" style:family="text">
      <style:text-properties fo:color="#808080" fo:font-style="normal" fo:font-weight="normal" officeooo:rsid="0035b304" style:font-style-asian="normal" style:font-weight-asian="normal" style:font-style-complex="normal" style:font-weight-complex="normal"/>
    </style:style>
    <style:style style:name="T144" style:family="text">
      <style:text-properties fo:color="#808080" fo:font-style="normal" officeooo:rsid="0047c1c4" style:font-style-asian="normal" style:font-style-complex="normal"/>
    </style:style>
    <style:style style:name="T145" style:family="text">
      <style:text-properties fo:color="#808080" fo:font-style="normal" officeooo:rsid="004a425b" style:font-style-asian="normal" style:font-style-complex="normal"/>
    </style:style>
    <style:style style:name="T146" style:family="text">
      <style:text-properties fo:color="#808080" fo:font-style="normal" officeooo:rsid="00564072" style:font-style-asian="normal" style:font-style-complex="normal"/>
    </style:style>
    <style:style style:name="T147" style:family="text">
      <style:text-properties fo:color="#808080" fo:font-size="10pt" fo:font-style="italic" officeooo:rsid="005af5dc" style:font-size-asian="10pt" style:font-style-asian="italic" style:font-size-complex="10pt" style:font-style-complex="italic"/>
    </style:style>
    <style:style style:name="T148" style:family="text">
      <style:text-properties fo:font-size="14pt" style:font-size-asian="14pt" style:font-size-complex="14pt"/>
    </style:style>
    <style:style style:name="T149" style:family="text">
      <style:text-properties fo:font-size="14pt" officeooo:rsid="0068bf6e" style:font-size-asian="14pt" style:font-size-complex="14pt"/>
    </style:style>
    <style:style style:name="T150" style:family="text">
      <style:text-properties officeooo:rsid="001f8858"/>
    </style:style>
    <style:style style:name="T151" style:family="text">
      <style:text-properties officeooo:rsid="003a9c82"/>
    </style:style>
    <style:style style:name="T152" style:family="text">
      <style:text-properties officeooo:rsid="003faf05"/>
    </style:style>
    <style:style style:name="T153" style:family="text">
      <style:text-properties officeooo:rsid="005dfccd"/>
    </style:style>
    <style:style style:name="T154" style:family="text">
      <style:text-properties officeooo:rsid="005f25b0"/>
    </style:style>
    <style:style style:name="T155" style:family="text">
      <style:text-properties officeooo:rsid="0060d9dc"/>
    </style:style>
    <style:style style:name="T156" style:family="text">
      <style:text-properties officeooo:rsid="0068bf6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9">UNIVERSIDADE FEDERAL DE SANTA CATARINA CENTRO JOINVILL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RELATÓRIO <text:s/><text:span text:style-name="T6">DA CONSTRUÇÃO DE UM CÓDIGO PARA O JOGO “Mastermind”</text:span></text:p>
      <text:p text:style-name="P7"/>
      <text:p text:style-name="P7"/>
      <text:p text:style-name="P7"/>
      <text:p text:style-name="P7"/>
      <text:p text:style-name="P7"/>
      <text:p text:style-name="P5"><text:span text:style-name="T7">Disciplina EMB5031:</text:span><text:span text:style-name="T8"> </text:span><text:span text:style-name="T7">Programação III<text:line-break/>Professora: Analize Zomkowski Salvi </text:span></text:p>
      <text:p text:style-name="P4"/>
      <text:p text:style-name="P4"/>
      <text:p text:style-name="P4"/>
      <text:p text:style-name="P4"/>
      <text:p text:style-name="P4"/>
      <text:p text:style-name="P4"/>
      <text:p text:style-name="P11">Nome: Jéssica Medalha Ferri e Pedro <text:span text:style-name="T6">Luiz de Faria da Luz</text:span></text:p>
      <text:p text:style-name="P12">Matriculas: 15250188 e 16250681</text:p>
      <text:p text:style-name="P10"/>
      <text:p text:style-name="P10">04/07/2019</text:p>
      <text:p text:style-name="P32"><text:line-break/></text:p>
      <text:p text:style-name="P32">1</text:p>
      <text:p text:style-name="P31"><text:soft-page-break/></text:p>
      <text:p text:style-name="P45">Sumário</text:p>
      <text:p text:style-name="P13"/>
      <text:list xml:id="list1271801011" text:style-name="L1">
        <text:list-item>
          <text:p text:style-name="P14">INTRODUÇÃO…………………………………………………….. 3</text:p>
        </text:list-item>
        <text:list-item>
          <text:p text:style-name="P15">DESENVOLVIMENTO………………………………………….… 3<text:line-break/>2.1. <text:span text:style-name="T9">D</text:span>escrição e requisitos……………………………………….…. 3<text:line-break/>2.2. Estrutura básica do jogo……………………………………….. <text:span text:style-name="T57">4</text:span><text:line-break/><text:tab/>2.2.1. Classes e Herança………………………………..…… <text:span text:style-name="T57">4</text:span><text:line-break/><text:tab/>2.2.2. Polimorfismo…………………………………………... <text:span text:style-name="T57">4</text:span><text:line-break/><text:tab/>2.2.3. Template……………………………………………….. <text:span text:style-name="T57">4</text:span></text:p>
          <text:p text:style-name="P14">2.3. Class Tabuleiro……………………….………………………… <text:span text:style-name="T47">4</text:span><text:line-break/>2.4. Class Partida…………………………………………………… <text:span text:style-name="T156">5</text:span><text:line-break/>2.5. Main……………………………………………………………. <text:span text:style-name="T156">7</text:span></text:p>
          <text:p text:style-name="P16">2.<text:span text:style-name="T154">6</text:span>. Bibliotecas utilizadas………………..……...…………………... <text:span text:style-name="T156">8</text:span></text:p>
        </text:list-item>
        <text:list-item>
          <text:p text:style-name="P14"><text:span text:style-name="T155">DISCUSSÃO..</text:span>……………………………………………………… <text:span text:style-name="T156">8</text:span></text:p>
        </text:list-item>
        <text:list-item>
          <text:p text:style-name="P17">CONCLUSÃO……………………………………………………… <text:span text:style-name="T156">8</text:span></text:p>
        </text:list-item>
        <text:list-item>
          <text:p text:style-name="P18"><text:span text:style-name="T148">BIBLIOGRAFIA…………………………………………………… </text:span><text:span text:style-name="T149">9</text:span><text:line-break/><text:tab/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/>
      <text:p text:style-name="P34"/>
      <text:p text:style-name="P6"><text:span text:style-name="T150">2</text:span></text:p>
      <text:p text:style-name="P3"><text:soft-page-break/><text:span text:style-name="T11">1. <text:s/></text:span><text:span text:style-name="T10">INTRODUÇÃO</text:span></text:p>
      <text:p text:style-name="P26"/>
      <text:p text:style-name="P25"><text:tab/>A partir d<text:span text:style-name="T1">os conhecimentos a</text:span>presentad<text:span text:style-name="T4">o</text:span>s na disciplina de programação três – <text:span text:style-name="T1">bem como a sintaxe da linguagem de programação C++ e suas estruturas de linguagem orientada a objeto -, </text:span>este documento <text:span text:style-name="T2">tem como objetivo relatar</text:span> <text:span text:style-name="T2">os processos envolvidos na implementação do jogo conhecido como </text:span><text:span text:style-name="T129">“Mastermind”</text:span><text:span text:style-name="T2">. A construção do código foi norteada pela descrição do jogo e pelos requisitos e diretrizes apresentadas, pela professora da disciplina, para a elaboração do jogo. O código que será retratado não apresenta interface gráfica.</text:span></text:p>
      <text:p text:style-name="P25"/>
      <text:p text:style-name="P27"/>
      <text:p text:style-name="P19">2. <text:s/>DESENVOLVIMENTO</text:p>
      <text:p text:style-name="P37"/>
      <text:p text:style-name="P46"><text:span text:style-name="T3">2.1. </text:span>D<text:span text:style-name="T12">escrição do jogo e requisitos</text:span></text:p>
      <text:p text:style-name="P35"/>
      <text:p text:style-name="P35"><text:tab/><text:tab/><text:span text:style-name="T15">Como fornecido na descrição do trabalho, o jogo funciona da seguinte maneira:</text:span></text:p>
      <text:p text:style-name="P64"><text:span text:style-name="T10"><text:tab/></text:span><text:span text:style-name="T54">“</text:span><text:span text:style-name="T52">Mastermind (também conhecido como senha, em português) é um jogo muito famoso nas décadas de 70 e 80 para ser jogado em 2 pessoas, que ganhou várias versões e variações para ser jogado em computador. A dinâmica do jogo é a seguinte:<text:line-break/><text:line-break/>1. O jogador 1(codemaker) escolhe uma sequencia de cores que o jogador 2 (codebreaker) tem que adivinhar.<text:line-break/>2. O codebreaker dá um palpite, escolhendo sua própria sequencia de cores. O objetivo do codebreaker é adivinhar tanto as cores quanto </text:span><text:span text:style-name="T53">a ordem.</text:span><text:span text:style-name="T52"><text:line-break/>3. A cada palpite, o codemaker retorna uma sequencia com o mesmo número de peças da sequencia a ser descoberta, indicando o quão correto está o palpite dado. Nesta sequencia, uma peça preta indica cor e posição corretos,uma peça branca indica cor correta em posição errada e uma peça cinza indica que ambos cor e posição estão errados.<text:line-break/>4. O codebreaker deve usar essa informação para tentar novamente um novo palpite, até ele acerte a sequencia decores na ordem correta ou o número de palpites acabem.”</text:span></text:p>
      <text:p text:style-name="P63"><text:span text:style-name="T51"/></text:p>
      <text:p text:style-name="P63"><text:span text:style-name="T51"/></text:p>
      <text:p text:style-name="P38"><text:span text:style-name="T51"><text:tab/><text:tab/></text:span><text:span text:style-name="T48">Os requisitos sugeridos para a elaboração do jogo foram:</text:span></text:p>
      <text:p text:style-name="P65"><text:span text:style-name="T48"><text:line-break/><text:tab/></text:span><text:span text:style-name="T49">“</text:span><text:span text:style-name="T53">Você deve programar o jogo em C++ em estrutura de classes. Não use códigos prontos senão sua nota será zero! Esta parte pode ser feita em duplas. Para quem optar por no máximo 20% nota final, o jogo deve possibilitar:<text:line-break/><text:line-break/>•Escolher o número de cores utilizados no jogo (4-10);<text:line-break/>•Escolher o tamanho do código (4 – 6);<text:line-break/>•Escolher o número máximo de palpites (4-10);<text:line-break/>•Escolher se pode haver cores repetidas;<text:line-break/>•que duas pessoas possam jogar uma partida;<text:line-break/>•que uma pessoa possa jogar contra o computador com diferentes níveis de <text:s text:c="4"/><text:line-break/> <text:s/>dificuldade. A implementação deve conter:<text:line-break/>•Classe(s);<text:line-break/>•Encapsulamento respeitados por todas as classes;<text:line-break/>•Uso de associação; <text:line-break/>•Alocação dinâmica de memória;<text:line-break/>•Template(s).Uma boa implementação deve ter:<text:line-break/>•Heranças e suas derivações;<text:line-break/>•Polimorfismo; <text:line-break/>•Padrões de projeto.”</text:span></text:p>
      <text:p text:style-name="P39"><text:span text:style-name="T50">3</text:span></text:p>
      <text:p text:style-name="P46"><text:soft-page-break/>2.<text:span text:style-name="T3">2 . Estruturas básicas do jogo</text:span></text:p>
      <text:p text:style-name="P52"/>
      <text:p text:style-name="P54">2.2.1. <text:s/>Classes e Herança</text:p>
      <text:p text:style-name="P59"><text:tab/><text:line-break/><text:tab/><text:span text:style-name="T5">O jogo é estruturado por herança, onde a classe base </text:span><text:span text:style-name="T128">“Tabuleiro”</text:span><text:span text:style-name="T5"> é herdada pela classe derivada </text:span><text:span text:style-name="T128">“Partida”</text:span><text:span text:style-name="T5">. <text:s/>Essa divisão foi estabelecida pelo fato de que o tabuleiro é o centro do jogo, pois é lá onde o jogo está registrado e necessariamente o que da existência ao jogo e suas normas. O tabuleiro, no entanto, varia algumas de suas características de acordo com a partida desejada. Para lidar com essa situação, as especificidades de cada partida são construídas dentro da classe </text:span><text:span text:style-name="T128">“Partida”</text:span><text:span text:style-name="T5">, que herda as características básicas do tabuleiro e monta a particularidade de cada partida.</text:span></text:p>
      <text:p text:style-name="P59"/>
      <text:p text:style-name="P58"/>
      <text:p text:style-name="P55">2.2.2. <text:s/>Polimorfismo</text:p>
      <text:p text:style-name="P62"/>
      <text:p text:style-name="P62"><text:tab/><text:span text:style-name="T62">O polimorfismo aparece no código n</text:span><text:span text:style-name="T75">o método </text:span><text:span text:style-name="T62">que </text:span><text:span text:style-name="T76">identifica se as cores digitadas pelo usuário existem no vetor de cores </text:span><text:span text:style-name="T77">disponível</text:span><text:span text:style-name="T76"> para o jogo. O protótipo do método que realiza essa tarefa é o “virtual bool validaCor(string)”. </text:span></text:p>
      <text:p text:style-name="P62"/>
      <text:p text:style-name="P61"/>
      <text:p text:style-name="P56">2.2.3. <text:s/>Template<text:line-break/></text:p>
      <text:p text:style-name="P57"><text:tab/><text:span text:style-name="T14">Foi utilizado o template de classe Vector, da C++ Standard Library, </text:span><text:span text:style-name="T17"><text:s/>nos atributos </text:span><text:span text:style-name="T109">“senha”</text:span><text:span text:style-name="T17">,</text:span><text:span text:style-name="T36"> </text:span><text:span text:style-name="T109">“cores”</text:span><text:span text:style-name="T17"> e </text:span><text:span text:style-name="T109">“matriz”</text:span><text:span text:style-name="T17"> da classe </text:span><text:span text:style-name="T109">“Tabuleiro”</text:span><text:span text:style-name="T36">.</text:span><text:span text:style-name="T17"> </text:span><text:span text:style-name="T18">Como os atributos citad</text:span><text:span text:style-name="T19">o</text:span><text:span text:style-name="T18">s variam seu tamanho de acordo com cada jogada,</text:span><text:span text:style-name="T17"> </text:span><text:span text:style-name="T19">o </text:span><text:span text:style-name="T17">uso do vector possibilita algumas facilidades </text:span><text:span text:style-name="T18">para o código</text:span><text:span text:style-name="T17">, </text:span><text:span text:style-name="T18">pois as bibliotecas disponíveis auxiliam, por exemplo, na alocação dinâmica dos vetores e o fazem com maior segurança.</text:span></text:p>
      <text:p text:style-name="P60"/>
      <text:p text:style-name="P41"/>
      <text:p text:style-name="P47">2.3. <text:s/><text:span text:style-name="T58">Class Tabuleiro</text:span></text:p>
      <text:p text:style-name="P47"/>
      <text:p text:style-name="P49"><text:tab/><text:span text:style-name="T20">A classe </text:span><text:span text:style-name="T110">“</text:span><text:span text:style-name="T111">Tabuleiro</text:span><text:span text:style-name="T110">”</text:span><text:span text:style-name="T20"> contem os principais atributos <text:s/>necessários para o jogo</text:span><text:span text:style-name="T22"> -</text:span><text:span text:style-name="T20"> a senha de cores </text:span><text:span text:style-name="T23">(“senha”)</text:span><text:span text:style-name="T20">, a matriz do tabuleiro </text:span><text:span text:style-name="T23">(“matriz”) </text:span><text:span text:style-name="T20">e as cores disponíveis o jogo </text:span><text:span text:style-name="T23">(“cores”) </text:span><text:span text:style-name="T20">– </text:span><text:span text:style-name="T24">e seus respectivos métodos de acesso e manipulação.</text:span><text:span text:style-name="T20"> </text:span><text:span text:style-name="T21">Os atributos e os métodos da classe foram definidos da seguinte forma:</text:span></text:p>
      <text:p text:style-name="P48"><text:span text:style-name="T21"/></text:p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><text:tab/><text:tab/><text:tab/><text:tab/><text:tab/><text:tab/><text:tab/><text:span text:style-name="T151">4</text:span><text:tab/><text:tab/><text:tab/><text:tab/><text:tab/></text:p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43"><text:span text:style-name="T60">1 <text:s/></text:span>class Tabuleiro{</text:p>
            <text:p text:style-name="P43"><text:span text:style-name="T60">2 <text:s/></text:span>private:</text:p>
            <text:p text:style-name="P43"><text:span text:style-name="T60">3</text:span> <text:s text:c="3"/>vector&lt;string&gt; cores = <text:span text:style-name="T60">4</text:span>{"amarelo","verde","azul","vermelho","roxo","laranja","marrom","rosa","lilas","violeta"};</text:p>
            <text:p text:style-name="P43"><text:span text:style-name="T60">5</text:span> <text:s text:c="3"/>vector&lt;vector&lt;string&gt;&gt; matriz;</text:p>
            <text:p text:style-name="P43"><text:span text:style-name="T60">6</text:span> <text:s text:c="3"/>vector&lt;string&gt; senha;</text:p>
            <text:p text:style-name="P43"><text:span text:style-name="T60">7</text:span> <text:s text:c="3"/>bool vitoria = false;</text:p>
            <text:p text:style-name="P43"><text:span text:style-name="T60">8 <text:s/></text:span>public:</text:p>
            <text:p text:style-name="P43"><text:span text:style-name="T60">9</text:span> <text:s text:c="3"/>~Tabuleiro(){}</text:p>
            <text:p text:style-name="P43"><text:span text:style-name="T60">10</text:span> <text:s text:c="3"/>vector&lt;string&gt; getCores();</text:p>
            <text:p text:style-name="P43"><text:span text:style-name="T60">11</text:span> <text:s text:c="3"/>string getCor(int );</text:p>
            <text:p text:style-name="P43"><text:span text:style-name="T60">12</text:span> <text:s text:c="3"/>void setSenha(vector&lt;string&gt; );</text:p>
            <text:p text:style-name="P43"><text:span text:style-name="T60">13</text:span> <text:s text:c="3"/>vector&lt;string&gt; getSenha() const;</text:p>
            <text:p text:style-name="P43"><text:span text:style-name="T60">14</text:span> <text:s text:c="3"/>void setVitoria(bool);</text:p>
            <text:p text:style-name="P43"><text:span text:style-name="T60">25</text:span> <text:s text:c="3"/>bool getVitoria();</text:p>
            <text:p text:style-name="P43"><text:span text:style-name="T60">16</text:span> <text:s text:c="3"/>virtual void imprime_Tabuleiro();</text:p>
            <text:p text:style-name="P43"><text:span text:style-name="T60">17</text:span> <text:s text:c="3"/>void adicionaJogadaNaMatriz(vector&lt;string&gt;);</text:p>
            <text:p text:style-name="P43"><text:span text:style-name="T60">18</text:span> <text:s text:c="3"/>vector&lt;string&gt; retornaResposta(vector&lt;string&gt;);</text:p>
            <text:p text:style-name="P43"><text:span text:style-name="T60">19</text:span> <text:s text:c="3"/>vector&lt;string&gt; getUltimaJogadaERespota();</text:p>
            <text:p text:style-name="P43"><text:span text:style-name="T60">20</text:span> <text:s text:c="3"/>vector&lt;vector&lt;string&gt;&gt; getMatriz()const;</text:p>
            <text:p text:style-name="P43"><text:span text:style-name="T60">21</text:span> <text:s text:c="3"/>virtual bool validaCor(string cor);</text:p>
            <text:p text:style-name="P44"><text:span text:style-name="T60">22 </text:span>};</text:p>
            <text:p text:style-name="P42"><text:tab/></text:p>
          </table:table-cell>
        </table:table-row>
      </table:table>
      <text:p text:style-name="P68"><text:tab/><text:tab/><text:span text:style-name="T61">Figura</text:span> <text:span text:style-name="T152">1</text:span>: Class Tabuleiro</text:p>
      <text:p text:style-name="P69"><text:tab/><text:span text:style-name="T79">O uso do template vector possibilita a declaração </text:span><text:span text:style-name="T84">do vetor</text:span><text:span text:style-name="T79"> </text:span><text:span text:style-name="T137">“senha”</text:span><text:span text:style-name="T142"> </text:span><text:span text:style-name="T79">e </text:span><text:span text:style-name="T84">da matriz</text:span><text:span text:style-name="T79"> </text:span><text:span text:style-name="T137">“matriz”</text:span><text:span text:style-name="T142"> </text:span><text:span text:style-name="T79">sem definir um tamanho para </text:span><text:span text:style-name="T86">ambos</text:span><text:span text:style-name="T79">, pois seus respectivos tamanhos variam com </text:span><text:span text:style-name="T85">as características de cada </text:span><text:span text:style-name="T79">partida. </text:span><text:span text:style-name="T85">A </text:span><text:span text:style-name="T83">variável</text:span><text:span text:style-name="T80"> </text:span><text:span text:style-name="T143">“</text:span><text:span text:style-name="T138">bool vitoria”</text:span><text:span text:style-name="T107">, </text:span><text:span text:style-name="T92">n</text:span><text:span text:style-name="T91">a linha 7,</text:span><text:span text:style-name="T80"> auxilia, em cada jogada, a avaliar se o jo</text:span><text:span text:style-name="T85">gador acertou a senha ou não</text:span><text:span text:style-name="T80">.<text:line-break/><text:tab/></text:span><text:span text:style-name="T79">Foram criados métodos </text:span><text:span text:style-name="T137">“gets”</text:span><text:span text:style-name="T79"> e </text:span><text:span text:style-name="T137">“sets”</text:span><text:span text:style-name="T79"> para o acesso e a modificação de cada atributo da classe, </text:span><text:span text:style-name="T80">assim como </text:span><text:span text:style-name="T81">os</text:span><text:span text:style-name="T80"> métodos: </text:span><text:span text:style-name="T139">“</text:span><text:span text:style-name="T121">virtual void imprime_Tabuleiro()”</text:span><text:span text:style-name="T101">(</text:span><text:span text:style-name="T95">r</text:span><text:span text:style-name="T96">esponsável por imprimir o tabuleiro</text:span><text:span text:style-name="T95">), </text:span><text:span text:style-name="T124">“</text:span><text:span text:style-name="T121">vector&lt;string&gt; retornaResposta(vector&lt;string&gt;)”</text:span><text:span text:style-name="T97"> </text:span><text:span text:style-name="T98">(</text:span><text:span text:style-name="T102">responsável por </text:span><text:span text:style-name="T103">verificar cada jogada</text:span><text:span text:style-name="T102"> </text:span><text:span text:style-name="T103">e retornar um vetor com as respostas</text:span><text:span text:style-name="T104">)</text:span><text:span text:style-name="T99">, </text:span><text:span text:style-name="T122">“</text:span><text:span text:style-name="T123">void </text:span><text:span text:style-name="T122">adicionaJogadaNaMatriz(vector&lt;string&gt;)”</text:span><text:span text:style-name="T59"> </text:span><text:span text:style-name="T101">(</text:span><text:span text:style-name="T81">responsável por registrar cada jogada </text:span><text:span text:style-name="T82">do jogador e o respectivo resultado na matriz</text:span><text:span text:style-name="T85">)</text:span><text:span text:style-name="T82"> </text:span><text:span text:style-name="T85">e </text:span><text:span text:style-name="T120">“</text:span><text:span text:style-name="T121">virtual bool validaCor(string)” </text:span><text:span text:style-name="T91">(</text:span><text:span text:style-name="T90">responsável</text:span><text:span text:style-name="T105"> com verificar se as cores digitadas pelo jogador são validas</text:span><text:span text:style-name="T106">).</text:span><text:span text:style-name="T105"> </text:span><text:span text:style-name="T121">.</text:span><text:span text:style-name="T100"><text:line-break/><text:tab/></text:span><text:span text:style-name="T93">Algumas funções vector foram usadas nos métodos. Em </text:span><text:span text:style-name="T118">“</text:span><text:span text:style-name="T121">virtual void <text:s/></text:span><text:span text:style-name="T118">imprime_Tabuleiro()”</text:span><text:span text:style-name="T93"> a função </text:span><text:span text:style-name="T118">“size”</text:span><text:span text:style-name="T93"> retornar o tamanho da vetor, em </text:span><text:span text:style-name="T125">“</text:span><text:span text:style-name="T121">vector&lt;string&gt; retornaResposta(vector&lt;string&gt;)</text:span><text:span text:style-name="T118">”</text:span><text:span text:style-name="T93"> as </text:span><text:span text:style-name="T94">funções</text:span><text:span text:style-name="T93"> </text:span><text:span text:style-name="T118">“end, begin, </text:span><text:span text:style-name="T119">insert e push_back”</text:span><text:span text:style-name="T94"> retornam, respectivamente, o iterador do ultimo elemento, do primeiro elemento, insere elemento no vetor e aloca espaço no final do vetor.</text:span></text:p>
      <text:p text:style-name="P66"/>
      <text:p text:style-name="P47">2.4. <text:s/>C<text:span text:style-name="T58">lass Partida</text:span></text:p>
      <text:p text:style-name="P47"/>
      <text:p text:style-name="P50"><text:tab/><text:span text:style-name="T25">A classe partida contem as características especificas de cada partida. </text:span><text:span text:style-name="T26">Ela é responsável pela criação do tabuleiro, </text:span><text:span text:style-name="T33">pela</text:span><text:span text:style-name="T26"> criação do formato da partida e pelo controle das ações de cada jogada. A classe está estruturada da seguinte forma:</text:span></text:p>
      <text:p text:style-name="P53"/>
      <text:p text:style-name="P40"><text:line-break/>5</text:p>
      <text:p text:style-name="P47"><text:soft-page-break/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7"><text:span text:style-name="T152">1 <text:s/></text:span>class Partida: public Tabuleiro{</text:p>
            <text:p text:style-name="P77"><text:span text:style-name="T152">2 <text:s/></text:span>private:</text:p>
            <text:p text:style-name="P77"><text:span text:style-name="T152">3</text:span> <text:s text:c="3"/>bool adversario;</text:p>
            <text:p text:style-name="P77"><text:span text:style-name="T152">4</text:span> <text:s text:c="3"/>int num_cores;</text:p>
            <text:p text:style-name="P77"><text:span text:style-name="T152">5</text:span> <text:s text:c="3"/>int tamanho_codigo;</text:p>
            <text:p text:style-name="P77"><text:span text:style-name="T152">6</text:span> <text:s text:c="3"/>int num_palpites;</text:p>
            <text:p text:style-name="P77"><text:span text:style-name="T152">7</text:span> <text:s text:c="3"/>bool cores_repetidas;</text:p>
            <text:p text:style-name="P77"><text:span text:style-name="T152">8 <text:s text:c="3"/>int numJogada;</text:span></text:p>
            <text:p text:style-name="P77"><text:span text:style-name="T152">9 <text:s text:c="3"/></text:span><text:s/>bool vitoria = false;</text:p>
            <text:p text:style-name="P76"><text:span text:style-name="T152">10 <text:s text:c="2"/></text:span>void setAdversario(bool const );</text:p>
            <text:p text:style-name="P76"><text:span text:style-name="T152">11</text:span> <text:s text:c="3"/>bool getAdversario() const;</text:p>
            <text:p text:style-name="P76"><text:span text:style-name="T152">12</text:span> <text:s text:c="3"/>void setNum_cores(int const);</text:p>
            <text:p text:style-name="P76"><text:span text:style-name="T152">13</text:span> <text:s text:c="3"/>int getNum_cores() const;</text:p>
            <text:p text:style-name="P76"><text:span text:style-name="T152">14</text:span> <text:s text:c="3"/>void setTamanho_codigo(int const );</text:p>
            <text:p text:style-name="P76"><text:span text:style-name="T152">15 <text:s text:c="3"/></text:span>int getTamanho_codigo() const;</text:p>
            <text:p text:style-name="P76"><text:span text:style-name="T152">16</text:span> <text:s text:c="3"/>void setNum_palpites(int const );</text:p>
            <text:p text:style-name="P76"><text:span text:style-name="T152">17 <text:s text:c="3"/></text:span>int getNum_Palpites();</text:p>
            <text:p text:style-name="P76"><text:span text:style-name="T152">18</text:span> <text:s text:c="3"/>void setCores_repetidas(bool const );</text:p>
            <text:p text:style-name="P76"><text:span text:style-name="T152">19</text:span> <text:s text:c="3"/>bool getCores_repetidas() const;</text:p>
            <text:p text:style-name="P76"><text:span text:style-name="T152">20</text:span> <text:s text:c="3"/>void setNumJogada(int const );</text:p>
            <text:p text:style-name="P76"><text:span text:style-name="T152">21</text:span> <text:s text:c="3"/>int getNumJogada();</text:p>
            <text:p text:style-name="P76"><text:span text:style-name="T152">22 <text:s text:c="3"/></text:span>void escolheDificuldade(int *) </text:p>
            <text:p text:style-name="P76"><text:span text:style-name="T152">23 <text:s text:c="3"/></text:span>void setaAtributosPelaDificuldade(int const );</text:p>
            <text:p text:style-name="P76"><text:span text:style-name="T152">24 <text:s text:c="3"/></text:span>static void escolheAtributosManualmente(int *, int *, int *, bool *) ;</text:p>
            <text:p text:style-name="P76"><text:span text:style-name="T152">26 <text:s text:c="3"/></text:span>static bool escolheAdversario();</text:p>
            <text:p text:style-name="P77"><text:span text:style-name="T152">27</text:span></text:p>
            <text:p text:style-name="P77"><text:span text:style-name="T152">28 <text:s text:c="3"/></text:span>void setSenhaAleatoria() ;</text:p>
            <text:p text:style-name="P76"><text:span text:style-name="T152">29 <text:s text:c="3"/></text:span>vector&lt;string&gt; retornaCoresRepetidas();</text:p>
            <text:p text:style-name="P76"><text:span text:style-name="T152">30 <text:s text:c="3"/></text:span>vector&lt;string&gt; retornaCoresNaoRepetida();</text:p>
            <text:p text:style-name="P76"><text:span text:style-name="T152">31 <text:s text:c="3"/></text:span>void setSenhaManual();</text:p>
            <text:p text:style-name="P76"><text:span text:style-name="T152">32</text:span> <text:s text:c="3"/>void realizaJogada();</text:p>
            <text:p text:style-name="P76"><text:span text:style-name="T152">33</text:span> <text:s text:c="3"/>bool validaCor(string);</text:p>
            <text:p text:style-name="P76"><text:span text:style-name="T152">34 <text:s/></text:span>public:</text:p>
            <text:p text:style-name="P76"><text:span text:style-name="T152">35</text:span> <text:s text:c="3"/>Partida(){</text:p>
            <text:p text:style-name="P76"><text:span text:style-name="T152">36</text:span> <text:s text:c="7"/>int dificuldade = -1;</text:p>
            <text:p text:style-name="P76"><text:span text:style-name="T152">37</text:span> <text:s text:c="7"/>escolheDificuldade(&amp;dificuldade);</text:p>
            <text:p text:style-name="P76"><text:span text:style-name="T152">38</text:span> <text:s text:c="8"/>setaAtributosPelaDificuldade(dificuldade);</text:p>
            <text:p text:style-name="P76"><text:span text:style-name="T152">39</text:span><text:tab/>setAdversario(escolheAdversario());</text:p>
            <text:p text:style-name="P76"><text:span text:style-name="T152">40</text:span><text:tab/>getAdversario() ? setSenhaManual() : <text:s text:c="4"/>setSenhaAleatoria();}</text:p>
            <text:p text:style-name="P78">41</text:p>
            <text:p text:style-name="P76"><text:span text:style-name="T152">42</text:span> <text:s text:c="3"/>void jogar();</text:p>
            <text:p text:style-name="P76"><text:span text:style-name="T152">43</text:span> <text:s text:c="3"/>void imprime_Tabuleiro();</text:p>
            <text:p text:style-name="P76"><text:span text:style-name="T152">44</text:span>};</text:p>
          </table:table-cell>
        </table:table-row>
      </table:table>
      <text:p text:style-name="Illustration"><text:tab/><text:tab/>Figura <text:span text:style-name="T152">2</text:span>: Class Partida</text:p>
      <text:p text:style-name="P71"><text:tab/><text:span text:style-name="T63">Os atributos da classe guardam e definem o tamanho da senha e consequentemente o numero de colunas do tabuleiro ( dentro da variável </text:span><text:span text:style-name="T130">“tamanho_codigo”</text:span><text:span text:style-name="T63">), o numero de palpites determinado e consequentemente o numero de linhas do tabuleiro (dentro da variável </text:span><text:span text:style-name="T130">“num_palpites”</text:span><text:span text:style-name="T63">), o numero de cores disponível para a partida (dentro da variável </text:span><text:span text:style-name="T130">“num_cores”</text:span><text:span text:style-name="T63">), se a partida é jogada por dois jogadores ou por um ( dentro da variáve</text:span><text:span text:style-name="T64">l</text:span><text:span text:style-name="T63"> </text:span><text:span text:style-name="T144">“adversário”</text:span><text:span text:style-name="T63">), se a partida possibilita cores repetidas ou não (dentro de </text:span><text:span text:style-name="T130">“cores_repetidas”</text:span><text:span text:style-name="T63">) </text:span><text:span text:style-name="T65">e</text:span><text:span text:style-name="T63"> </text:span><text:span text:style-name="T64">se o jogador acertou a senha ou não (dentro de “</text:span><text:span text:style-name="T131">vitoria”</text:span><text:span text:style-name="T64">).</text:span></text:p>
      <text:p text:style-name="P70"><text:span text:style-name="T63"><text:tab/><text:tab/><text:tab/><text:tab/><text:tab/><text:tab/></text:span><text:span text:style-name="T64">6</text:span></text:p>
      <text:p text:style-name="P73"><text:soft-page-break/><text:span text:style-name="T64"><text:tab/></text:span><text:span text:style-name="T65">Foram feitos métodos </text:span><text:span text:style-name="T132">“get</text:span><text:span text:style-name="T133">s</text:span><text:span text:style-name="T132">”</text:span><text:span text:style-name="T65"> e </text:span><text:span text:style-name="T140">“set</text:span><text:span text:style-name="T141">s</text:span><text:span text:style-name="T140">” </text:span><text:span text:style-name="T65">para a maioria do atributos da classe - excluindo apenas a o atributo </text:span><text:span text:style-name="T132">“vitoria”</text:span><text:span text:style-name="T65">, pois a sua manipulação é feita por outras funções dentro da classe. A classe </text:span><text:span text:style-name="T132">“Partida”</text:span><text:span text:style-name="T65">, por herdar publicamente a classe </text:span><text:span text:style-name="T145">“Tabuleiro”</text:span><text:span text:style-name="T65">, tem acesso aos métodos públicos da mesma.<text:line-break/> <text:tab/></text:span><text:span text:style-name="T66">Além dos gets e sets, é possível classificar dois tipos de métodos da classe: os responsáveis por </text:span><text:span text:style-name="T67">receber </text:span><text:span text:style-name="T78">(</text:span><text:span text:style-name="T67">ou gerar</text:span><text:span text:style-name="T78">) </text:span><text:span text:style-name="T67">e preencher os atributos da classe e os responsáveis pela criação de cada jogada. <text:line-break/> <text:tab/>O</text:span><text:span text:style-name="T68">s primeiros são chamados pelo construtor da classe (veja na linha 35), quando a classe é criada os métodos são invocados </text:span><text:span text:style-name="T69">e o formato da partida vai sendo construído. O primeiro </text:span><text:span text:style-name="T72">método</text:span><text:span text:style-name="T69"> chamado é o “</text:span><text:span text:style-name="T134">e</text:span><text:span text:style-name="T112">scolheDificuldade(&amp;dificuldade)</text:span><text:span text:style-name="T134">”</text:span><text:span text:style-name="T69">, </text:span><text:span text:style-name="T74">ele</text:span><text:span text:style-name="T69"> possibilita ao jogador escolher entre montar deu próprio tabuleiro ou escolher entre os níveis de dificuldades fornecidos pelo programa. </text:span><text:span text:style-name="T73">A resposta do usuário é registrada e enviada ao </text:span><text:span text:style-name="T74">segundo</text:span><text:span text:style-name="T73"> método do construtor (linha 3</text:span><text:span text:style-name="T74">8</text:span><text:span text:style-name="T73">)</text:span><text:span text:style-name="T69">. </text:span><text:span text:style-name="T73">Caso o usuário tenha escolhido montar seu jogo, o programa fornecerá os atributos do jogo para que o usuário digite os valores. Caso contrario, o</text:span><text:span text:style-name="T69"> programa </text:span><text:span text:style-name="T70">disponibiliza dez níveis de dificuldade </text:span><text:span text:style-name="T71">em que três foram classificados como </text:span><text:span text:style-name="T135">“Fácil”</text:span><text:span text:style-name="T71">, três como </text:span><text:span text:style-name="T135">“Médio”</text:span><text:span text:style-name="T71">, três como </text:span><text:span text:style-name="T135">“Difícil”</text:span><text:span text:style-name="T71"> e um como </text:span><text:span text:style-name="T135">“Super difícil”</text:span><text:span text:style-name="T71">. Cada nível da classificação tem como padrão o numero de elementos da senha, que vai de 4 a 6 e aumenta um elemento a cada nível (com exceção do ultimo nível, que possui o numero de elementos igual ao seu antecessor). Os subníveis foram estabelecidos </text:span><text:span text:style-name="T72">a partir de noções de cálculos de probabilidade discreta para a vitoria do jogo, considerando a variação das </text:span><text:span text:style-name="T78">seguintes </text:span><text:span text:style-name="T72"><text:s/>características: repetição de cores ou não, numero de cores e numero de palpites.</text:span><text:span text:style-name="T71"> </text:span><text:span text:style-name="T72">As características progr</text:span><text:span text:style-name="T74">i</text:span><text:span text:style-name="T72">dem ou regr</text:span><text:span text:style-name="T74">i</text:span><text:span text:style-name="T72">dem seu valor a cada nível de acordo com a sua interferência na probabilidade de vitoria do jogo. </text:span><text:span text:style-name="T74">Após a coleta das características mencionadas acima, o programa chama o terceiro método (linha 39) que pergunta ao usuário se ele deseja jogar contra o computador ou contra outro usuário. A informação é registrada e o ultimo método do construtor (linha 40) é invocado. Essa etapa é responsável pelo registro da senha de cores da partida, caso o jogador tenha optado por jogar contra outro jogador o método</text:span><text:span text:style-name="T136"> “</text:span><text:span text:style-name="T113">setSenhaManual()”</text:span><text:span text:style-name="T43"> </text:span><text:span text:style-name="T44">é invocado e pede ao segundo usuário que forneça as cores para a senha. Para isso, o método cria um vetor </text:span><text:span text:style-name="T114">“vector&lt;string&gt;”</text:span><text:span text:style-name="T44"> sem tamanho definido e usa a função </text:span><text:span text:style-name="T114">“pu</text:span><text:span text:style-name="T115">s</text:span><text:span text:style-name="T114">h_back”</text:span><text:span text:style-name="T44"> para alocar os espaços necessários para o vetor senha e registrar as cores fornecidas pelo jogador. E, por fim, registra a senha de cores no atributo </text:span><text:span text:style-name="T126">“senha”</text:span><text:span text:style-name="T44"> da classe </text:span><text:span text:style-name="T126">“Tabuleiro”</text:span><text:span text:style-name="T44">. Caso o </text:span><text:span text:style-name="T45">usuário</text:span><text:span text:style-name="T44"> tenha escolhido jogar contra o computador, o método </text:span><text:span text:style-name="T114">“setSenhaAleatoria()”</text:span><text:span text:style-name="T44"> é chamado </text:span><text:span text:style-name="T46">e</text:span><text:span text:style-name="T44"> uma senha é gerada pela </text:span><text:span text:style-name="T45">função</text:span><text:span text:style-name="T44"> </text:span><text:span text:style-name="T114">“rand</text:span><text:span text:style-name="T115">()</text:span><text:span text:style-name="T114">”</text:span><text:span text:style-name="T44"> e </text:span><text:span text:style-name="T45">seu conteúdo é registrado da mesmo forma do ultimo método mencionado.<text:line-break/> <text:tab/>Os métodos responsáveis pela criação de cada jogada são: o </text:span><text:span text:style-name="T115">“void imprime_Tabuleiro()”</text:span><text:span text:style-name="T45">, o </text:span><text:span text:style-name="T115">“void jogar()”</text:span><text:span text:style-name="T45"> e o </text:span><text:span text:style-name="T115">“void realizaJogada()”</text:span><text:span text:style-name="T45">. Eles tem a função de recolher as cores fornecidas pelo jogador a cada jogada, registrar o conteúdo na matriz do tabuleiro, verificar e registrar os acertos e erros da jogada e imprimir os resultados a cada jogada.</text:span></text:p>
      <text:p text:style-name="P72"><text:line-break/></text:p>
      <text:p text:style-name="P47">2.5. <text:s/>M<text:span text:style-name="T58">ain</text:span></text:p>
      <text:p text:style-name="P47"/>
      <text:p text:style-name="P48"><text:tab/><text:span text:style-name="T27">A main é </text:span><text:span text:style-name="T34">responsável por </text:span><text:span text:style-name="T27">inicializa</text:span><text:span text:style-name="T34">r</text:span><text:span text:style-name="T27"> a jogada. Ela cria a classe </text:span><text:span text:style-name="T116">“Partida”</text:span><text:span text:style-name="T27"> onde seu construtor será invocado, para a construção das características da partida, </text:span><text:span text:style-name="T34">e</text:span><text:span text:style-name="T27"> em seguida o método </text:span><text:span text:style-name="T116">“jogar()”</text:span><text:span text:style-name="T27"> da classe é chamado e, como descrito nas sessões anteriores, os métodos de ação das jogadas são chamados. </text:span><text:span text:style-name="T28">A main está estruturada da seguinte forma:</text:span></text:p>
      <text:p text:style-name="P36"><text:span text:style-name="T28">7</text:span></text:p>
      <text:p text:style-name="P47"><text:soft-page-break/><text:tab/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74"><text:span text:style-name="T153">1 <text:s/></text:span>int main(){</text:p>
            <text:p text:style-name="P74"><text:span text:style-name="T153">2</text:span><text:tab/>bool inicializa;</text:p>
            <text:p text:style-name="P74"><text:span text:style-name="T153">3</text:span><text:tab/>cout&lt;&lt;"Deseja inicializar uma partida? (Sim - 1, Nao - 0)\n";</text:p>
            <text:p text:style-name="P74"><text:span text:style-name="T153">4</text:span><text:tab/>cin&gt;&gt;inicializa;</text:p>
            <text:p text:style-name="P74"><text:span text:style-name="T153">5</text:span><text:tab/>cout&lt;&lt;"\n";</text:p>
            <text:p text:style-name="P75">6</text:p>
            <text:p text:style-name="P74"><text:span text:style-name="T153">7</text:span> <text:s text:c="6"/>if(inicializa){</text:p>
            <text:p text:style-name="P74"><text:span text:style-name="T153">8</text:span> <text:s text:c="9"/>Partida novoJogo;</text:p>
            <text:p text:style-name="P74"><text:span text:style-name="T153">9</text:span> <text:s text:c="9"/>novoJogo.jogar();</text:p>
            <text:p text:style-name="P74"><text:span text:style-name="T153">10</text:span> <text:s text:c="3"/>}</text:p>
            <text:p text:style-name="P74"><text:span text:style-name="T153">11 </text:span>}</text:p>
          </table:table-cell>
        </table:table-row>
      </table:table>
      <text:p text:style-name="Illustration"><text:tab/><text:tab/>Figura <text:span text:style-name="T154">3</text:span>: Main<text:line-break/></text:p>
      <text:p text:style-name="P47"/>
      <text:p text:style-name="P51">2.6 <text:s text:c="2"/>Bibliotecas Utilizadas</text:p>
      <text:p text:style-name="P51"/>
      <text:p text:style-name="P51"><text:tab/><text:span text:style-name="T28">As bibliotecas utilizadas no código foras as seguintes:<text:line-break/></text:span>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74"><text:span text:style-name="T154">1 </text:span>#include &lt;iostream&gt;</text:p>
            <text:p text:style-name="P74"><text:span text:style-name="T154">2 </text:span>#include &lt;cstdlib&gt;</text:p>
            <text:p text:style-name="P74"><text:span text:style-name="T154">3 </text:span>#include&lt;ctime&gt;</text:p>
            <text:p text:style-name="P74"><text:span text:style-name="T154">4 </text:span>#include&lt;string&gt;</text:p>
            <text:p text:style-name="P74"><text:span text:style-name="T154">5 </text:span>#include &lt;vector&gt;</text:p>
            <text:p text:style-name="P74"><text:span text:style-name="T154">6 </text:span>#include&lt;algorithm&gt;</text:p>
          </table:table-cell>
        </table:table-row>
      </table:table>
      <text:p text:style-name="Illustration"><text:tab/><text:tab/>Figura <text:span text:style-name="T154">4</text:span>: Biblioteca<text:span text:style-name="T154">s</text:span></text:p>
      <text:p text:style-name="P20"/>
      <text:p text:style-name="P20">3. <text:s/><text:span text:style-name="T58">DISCUSSÃO</text:span></text:p>
      <text:p text:style-name="P20"/>
      <text:p text:style-name="P22"><text:tab/><text:span text:style-name="T31">Discutiu-se muito </text:span><text:span text:style-name="T35">sobre</text:span><text:span text:style-name="T31"> qual seria a estrutura principal do código, quais objetos seriam necessários criar, quais atributos e métodos cada classe deveria ter e como classificar cada objeto de maneira genérica e objetiva. Toda essa problemática levantada possibilitou</text:span><text:span text:style-name="T32"> a definição da estrutura geral do código e </text:span><text:span text:style-name="T35">o</text:span><text:span text:style-name="T32"> enquadramento dos atributos e métodos necessários para o funcionamento do jogo.<text:line-break/><text:tab/>Como o jogo possui varias características e elas podem variar, foi preciso prever todas as possibilidades d</text:span><text:span text:style-name="T35">as</text:span><text:span text:style-name="T32"> partidas e pensar na construção de um código que garantisse uma maior versatilidade.</text:span></text:p>
      <text:p text:style-name="P20"/>
      <text:p text:style-name="P23">4. <text:span text:style-name="T3">CONCLUSÃO<text:line-break/></text:span></text:p>
      <text:p text:style-name="P24"><text:span text:style-name="T29"><text:tab/>As estruturas de C++ possibilitam a construção mais simplificados de códigos que possuem vários objetos e se relacionam. No código apresentado, a escolha por estrutura</text:span><text:span text:style-name="T35">r</text:span><text:span text:style-name="T29"> os objetos em herança possibilitou uma classificação mais precisa e uma construção mais genérica e </text:span></text:p>
      <text:p text:style-name="P24"><text:tab/><text:span text:style-name="T29"><text:tab/><text:tab/><text:tab/><text:tab/><text:tab/><text:tab/></text:span><text:span text:style-name="T32">8</text:span></text:p>
      <text:p text:style-name="P24"><text:soft-page-break/><text:span text:style-name="T29">eficiente dos objetos. O polimorfismo também contribuiu para esses aspectos.<text:line-break/><text:tab/>A utilização do template </text:span><text:span text:style-name="T117">“vector”</text:span><text:span text:style-name="T29"> e suas funções facilitaram </text:span><text:span text:style-name="T35">uma</text:span><text:span text:style-name="T29"> a construção </text:span><text:span text:style-name="T35">mais </text:span><text:span text:style-name="T29">genérica do cogido. A possibili</text:span><text:span text:style-name="T30">d</text:span><text:span text:style-name="T29">ade de usar suas funções para alocar dinamicamente o tamanho do vetor senha e da matriz do tabuleiro, para preencher os espaços alocados, para identificar o tamanho do vetor e entre outras funções utilizadas, reduziu significativamente a quantidade de cogidos necessárias para se realizar as mesmas tarefas em comparação com o uso de </text:span><text:span text:style-name="T30">ponteiros para a criação d</text:span><text:span text:style-name="T35">e</text:span><text:span text:style-name="T30"> vetores e uma manipulação mais genérica dos mesmos.</text:span></text:p>
      <text:p text:style-name="P23"><text:tab/></text:p>
      <text:p text:style-name="P23"/>
      <text:p text:style-name="P20"><text:span text:style-name="T58">5</text:span>. <text:s/>BIBLIOGRAFIA</text:p>
      <text:p text:style-name="P20"/>
      <text:p text:style-name="P21"><text:span text:style-name="T16">1. </text:span><text:span text:style-name="T13">H M </text:span><text:span text:style-name="Emphasis"><text:span text:style-name="T13">Deitel,</text:span></text:span><text:span text:style-name="T13"> P J </text:span><text:span text:style-name="Emphasis"><text:span text:style-name="T13">Deitel. C++ Como Programar;</text:span>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handa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/>
      </style:footer-first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23:20:45.653976543</meta:creation-date>
    <dc:date>2019-07-04T22:36:07.866518675</dc:date>
    <meta:editing-duration>PT3H8M37S</meta:editing-duration>
    <meta:editing-cycles>9</meta:editing-cycles>
    <meta:generator>LibreOffice/6.0.7.3$Linux_X86_64 LibreOffice_project/00m0$Build-3</meta:generator>
    <meta:document-statistic meta:table-count="4" meta:image-count="0" meta:object-count="0" meta:page-count="9" meta:paragraph-count="146" meta:word-count="2181" meta:character-count="14809" meta:non-whitespace-character-count="12450"/>
  </office:meta>
</office:document-meta>
</file>